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5.777cm"/>
    </style:style>
    <style:style style:name="co15" style:family="table-column">
      <style:table-column-properties fo:break-before="auto" style:column-width="2.775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0.478cm" fo:break-before="auto" style:use-optimal-row-height="false"/>
    </style:style>
    <style:style style:name="ro18" style:family="table-row">
      <style:table-row-properties style:row-height="6.556cm" fo:break-before="auto" style:use-optimal-row-height="false"/>
    </style:style>
    <style:style style:name="ro19"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style:text-align-source="fix" style:repeat-content="fals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style:text-align-source="fix" style:repeat-content="false" style:vertical-align="top"/>
      <style:paragraph-properties fo:text-align="start"/>
      <style:text-properties style:font-name="Monotype.com"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3"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4" style:family="table-cell" style:parent-style-name="Default" style:data-style-name="N8099">
      <style:table-cell-properties style:text-align-source="fix" style:repeat-content="false"/>
      <style:paragraph-properties fo:text-align="end" fo:margin-left="0cm"/>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5 2095">
            <text:p>test_Parser(primitives): 1,5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5">
            <text:p>1,5 sec</text:p>
          </table:table-cell>
          <table:table-cell table:style-name="ce163" table:formula="of:=TESTSTAT(&quot;count&quot;; [.B46])" office:value-type="float" office:value="2095">
            <text:p>2095</text:p>
          </table:table-cell>
          <table:table-cell table:style-name="ce165" table:formula="of:=[.E46]/[.D46]" office:value-type="float" office:value="1396.66666666667">
            <text:p>1396,7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4 3205">
            <text:p>test_Parser(basic): 2,4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4">
            <text:p>2,4 sec</text:p>
          </table:table-cell>
          <table:table-cell table:style-name="ce163" table:formula="of:=TESTSTAT(&quot;count&quot;; [.B48])" office:value-type="float" office:value="3205">
            <text:p>3205</text:p>
          </table:table-cell>
          <table:table-cell table:style-name="ce165" table:formula="of:=[.E48]/[.D48]" office:value-type="float" office:value="1335.41666666667">
            <text:p>1335,4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7">
            <text:p>15,7 sec</text:p>
          </table:table-cell>
          <table:table-cell table:style-name="ce164" table:formula="of:=SUM([.E46:.E51])" office:value-type="float" office:value="21178">
            <text:p>21178</text:p>
          </table:table-cell>
          <table:table-cell table:style-name="ce166" table:formula="of:=[.E52]/[.D52]" office:value-type="float" office:value="1348.91719745223">
            <text:p>134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73">
            <text:p>test_Parser(all): 14,2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2">
            <text:p>14,2 sec</text:p>
          </table:table-cell>
          <table:table-cell table:style-name="ce163" table:formula="of:=TESTSTAT(&quot;count&quot;; [.B54])" office:value-type="float" office:value="21173">
            <text:p>21173</text:p>
          </table:table-cell>
          <table:table-cell table:style-name="ce165" table:formula="of:=[.E54]/[.D54]" office:value-type="float" office:value="1491.05633802817">
            <text:p>1491,1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2" form:id="control2" form:label="hideSkipped" form:value="1" form:linked-cell="Tabelle11.B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implicitMult" form:control-implementation="ooo:com.sun.star.form.component.CheckBox" xml:id="control3" form:id="control3" form:label="implicitMult" form:value="1" form:linked-cell="Tabelle11.D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number-columns-repeated="3" table:default-cell-style-name="ce169"/>
        <table:table-column table:style-name="co5" table:number-columns-repeated="1020" table:default-cell-style-name="ce169"/>
        <table:table-row table:style-name="ro16" table:number-rows-repeated="2">
          <table:table-cell table:number-columns-repeated="1024"/>
        </table:table-row>
        <table:table-row table:style-name="ro16">
          <table:table-cell/>
          <table:table-cell>
            <draw:control table:end-cell-address="Tabelle11.C4" table:end-x="0.01cm" table:end-y="0.456cm" draw:z-index="0" draw:style-name="gr1" draw:text-style-name="P1" svg:width="2.704cm" svg:height="0.5cm" svg:x="0.07cm" svg:y="0.323cm" draw:control="control2"/>
          </table:table-cell>
          <table:table-cell/>
          <table:table-cell>
            <draw:control table:end-cell-address="Tabelle11.D4" table:end-x="2.237cm" table:end-y="0.456cm" draw:z-index="1" draw:style-name="gr1" draw:text-style-name="P1" svg:width="2.131cm" svg:height="0.5cm" svg:x="0.106cm" svg:y="0.323cm" draw:control="control3"/>
          </table:table-cell>
          <table:table-cell table:number-columns-repeated="1020"/>
        </table:table-row>
        <table:table-row table:style-name="ro17">
          <table:table-cell/>
          <table:table-cell table:formula="of:=DTOPT_HIDESKIPPED()" office:value-type="float" office:value="1">
            <text:p>1</text:p>
          </table:table-cell>
          <table:table-cell table:style-name="ce174"/>
          <table:table-cell table:style-name="ce172" table:formula="of:= DTOPT_IMPLICITMULT()" office:value-type="float" office:value="2">
            <text:p>2</text:p>
          </table:table-cell>
          <table:table-cell table:style-name="ce174"/>
          <table:table-cell table:number-columns-repeated="1019"/>
        </table:table-row>
        <table:table-row table:style-name="ro16">
          <table:table-cell/>
          <table:table-cell table:style-name="ce172" office:value-type="string">
            <text:p>1</text:p>
          </table:table-cell>
          <table:table-cell table:style-name="ce174"/>
          <table:table-cell table:style-name="ce172" office:value-type="string">
            <text:p>1</text:p>
          </table:table-cell>
          <table:table-cell table:number-columns-repeated="1020"/>
        </table:table-row>
        <table:table-row table:style-name="ro16">
          <table:table-cell/>
          <table:table-cell table:style-name="ce172" table:formula="of:=[.B4]*[.B5]" office:value-type="float" office:value="1">
            <text:p>1</text:p>
          </table:table-cell>
          <table:table-cell table:style-name="ce172" table:formula="of:=[.C4]*[.C5]" office:value-type="float" office:value="0">
            <text:p>0</text:p>
          </table:table-cell>
          <table:table-cell table:style-name="ce172" table:formula="of:=[.D4]*[.D5]" office:value-type="float" office:value="2">
            <text:p>2</text:p>
          </table:table-cell>
          <table:table-cell table:number-columns-repeated="1020"/>
        </table:table-row>
        <table:table-row table:style-name="ro18">
          <table:table-cell table:style-name="ce170" office:value-type="string">
            <text:p>Grammar comes here</text:p>
          </table:table-cell>
          <table:table-cell table:style-name="ce173" table:formula="of:=DERIVATIONTREE_PRSGRAMMAR([.A8]; SUM([.B6:.D6]))" office:value-type="string" office:string-value="─Grammar&#13;&#10; └─Rule&#13;&#10;   ├─RuleName&#13;&#10;   │ └─'Foo_7'&#13;&#10;   └─Alt&#13;&#10;     ├─Con&#13;&#10;     │ ├─Nonterminal&#13;&#10;     │ │ └─'AB'&#13;&#10;     │ └─Nonterminal&#13;&#10;     │   └─'C'&#13;&#10;     └─(. . .)&#13;&#10;       ├─Con&#13;&#10;       │ ├─Nonterminal&#13;&#10;       │ │ └─'D'&#13;&#10;       │ └─Nonterminal&#13;&#10;       │   └─'E'&#13;&#10;       └─Con&#13;&#10;         └─Nonterminal&#13;&#10;           └─'F'" table:number-columns-spanned="3" table:number-rows-spanned="2">
            <text:p>─Grammar</text:p>
            <text:p><text:s/>└─Rule</text:p>
            <text:p><text:s text:c="3"/>├─RuleName</text:p>
            <text:p><text:s text:c="3"/>│ └─'Foo_7'</text:p>
            <text:p><text:s text:c="3"/>└─Alt</text:p>
            <text:p><text:s text:c="5"/>├─Con</text:p>
            <text:p><text:s text:c="5"/>│ ├─Nonterminal</text:p>
            <text:p><text:s text:c="5"/>│ │ └─'AB'</text:p>
            <text:p><text:s text:c="5"/>│ └─Nonterminal</text:p>
            <text:p><text:s text:c="5"/>│ <text:s text:c="2"/>└─'C'</text:p>
            <text:p><text:s text:c="5"/>└─(. . .)</text:p>
            <text:p><text:s text:c="7"/>├─Con</text:p>
            <text:p><text:s text:c="7"/>│ ├─Nonterminal</text:p>
            <text:p><text:s text:c="7"/>│ │ └─'D'</text:p>
            <text:p><text:s text:c="7"/>│ └─Nonterminal</text:p>
            <text:p><text:s text:c="7"/>│ <text:s text:c="2"/>└─'E'</text:p>
            <text:p><text:s text:c="7"/>└─Con</text:p>
            <text:p><text:s text:c="9"/>└─Nonterminal</text:p>
            <text:p><text:s text:c="11"/>└─'F'</text:p>
          </table:table-cell>
          <table:covered-table-cell table:number-columns-repeated="2"/>
          <table:table-cell table:number-columns-repeated="1020"/>
        </table:table-row>
        <table:table-row table:style-name="ro19">
          <table:table-cell table:style-name="ce171" office:value-type="string">
            <text:p>Foo_7 ::= <text:s/>AB C |D E | F </text:p>
          </table:table-cell>
          <table:covered-table-cell table:style-name="ce173"/>
          <table:covered-table-cell table:number-columns-repeated="2"/>
          <table:table-cell table:number-columns-repeated="1020"/>
        </table:table-row>
        <table:table-row table:style-name="ro16" table:number-rows-repeated="1048567">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14:23: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14:23:46.25</dc:date>
    <meta:editing-duration>P152DT10H29M24S</meta:editing-duration>
    <meta:editing-cycles>544</meta:editing-cycles>
    <meta:generator>OpenOffice/4.1.2$Win32 OpenOffice.org_project/412m3$Build-9782</meta:generator>
    <meta:document-statistic meta:table-count="11" meta:cell-count="7730" meta:object-count="3"/>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 _
	Optional label, _
	Optional value, _
	Optional children As Object _
)
	Dim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Const dtAnonAltLabel = "(..|..)"
Function mkDtAnonAlt(Optional children As Object)
	Dim oFn As Object : If isNull(oFn) Then : oFn = mkASN(dtAnonAltLabel, Empty) : End If
	Dim result As Variant
	If isMissing(children) Then
		result = oFn
	Else
		result = apply(oFn, children)
	End If
	mkDtAnonAlt = result
End Function

' Abstract Syntax Node representing an anonymous concatenation
Const dtAnonConLabel = "(. . .)"
Function mkDtAnonCon(Optional children As Object)
	Dim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 Function rather than Const so it can be accessed from spreadsheet
Function dtOpt_hideSkipped()  : dtOpt_hideSkipped  = 1 : End Function
Function dtOpt_implicitMult() : dtOpt_implicitMult = 2 : End Function

Const typ_Parser_ASN = "Parser ASN"
Const typ_Parser_List_ASN = "Parser [AS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If False Then
								result = _toDerivationP( _
									pSeqL(p.st(0), id), seen, options)
							Else
								result = pBind(p, compose(pReturn, mkDtTerminal))
								result.typ = typ_Parser_ASN
							End If
						End If
					Else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f = mkDtNonterminal(s)
					q = _toDerivationP(p.st0, seen, options)
					q = _wrapSkipWithDummyASN(q)
					If q.typ = typ_Parser_ASN Then
						f = compose(f, swap(cons, nil))
					End If
					result = fixIndirection(p.st3, _
						pBind(q, compose(pReturn, f)) _
					)
					'result = fixIndirection(p.st3, _
					'	pSeq(Array( _
					'		q _
					'	), f)_
					')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Skip(pMany(pWhite)), _
			pGrmCon, _
			pMany( _
				pSeq(Array( _
					pSkip(pStr("|")), _
					pSkip(pMany(pWhite)), _
					pGrmCon _
				), id) _
			)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Rule()
	Static result As Object
	If isNull(result) Then
		result = pSeqL(Array( _
					pSkip(pMany(pWhite)), _
					pGrmRuleName, _
					pSkip(pMany(pWhite)), _
					pSkip(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